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8cm" svg:height="3.6cm" svg:x="5.631cm" svg:y="1.6cm">
          <text:p text:style-name="P1"><text:span text:style-name="T1">H(z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3.5cm" svg:x2="5.6cm" svg:y2="3.5cm">
          <text:p/>
        </draw:line>
        <draw:line draw:style-name="gr2" draw:text-style-name="P1" draw:layer="layout" svg:x1="10.399cm" svg:y1="3.45cm" svg:x2="14.799cm" svg:y2="3.45cm">
          <text:p/>
        </draw:line>
        <draw:frame draw:style-name="gr3" draw:layer="layout" svg:width="5.069cm" svg:height="1.75cm" svg:x="0.931cm" svg:y="1.65cm">
          <draw:text-box>
            <text:p>インパルス信号</text:p>
            <text:p text:style-name="P1"><text:s/>δ[i]</text:p>
          </draw:text-box>
        </draw:frame>
        <draw:frame draw:style-name="gr4" xml:id="id1" draw:id="id1" draw:layer="layout" svg:width="5.069cm" svg:height="1.615cm" svg:x="10.531cm" svg:y="1.55cm">
          <draw:text-box>
            <text:p>インパルス応答</text:p>
            <text:p text:style-name="P1">h[i]</text:p>
          </draw:text-box>
        </draw:frame>
        <draw:connector draw:style-name="gr5" draw:text-style-name="P1" draw:layer="layout" draw:type="curve" svg:x1="13.065cm" svg:y1="3.165cm" svg:x2="8.05cm" svg:y2="4.2cm" draw:start-shape="id1" draw:start-glue-point="2" draw:end-shape="id2" draw:end-glue-point="2" svg:d="m13065 3165c0 2302-5015 1785-5015 1035" svg:viewBox="0 0 5016 1671">
          <text:p/>
        </draw:connector>
        <draw:custom-shape draw:style-name="gr6" draw:text-style-name="P1" xml:id="id2" draw:id="id2" draw:layer="layout" svg:width="2.3cm" svg:height="1.3cm" svg:x="6.9cm" svg:y="2.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669cm" svg:height="0.933cm" svg:x="11.831cm" svg:y="4.767cm">
          <draw:text-box>
            <text:p>Z変換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0T17:40:46</dc:date>
    <dc:creator>tokai </dc:creator>
    <meta:editing-duration>P0D</meta:editing-duration>
    <meta:editing-cycles>4</meta:editing-cycles>
    <meta:generator>LibreOffice/3.5$Linux_x86 LibreOffice_project/350m1$Build-2</meta:generator>
    <meta:document-statistic meta:object-count="8"/>
  </office:meta>
</office:document-meta>
</file>